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Utils_parseFloat_Test.test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TypeUtils_parseFloat_Test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Utils_parseFloat_Test.test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Utils_parseFloat_Test.test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Utils_parseFloat_Test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